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2.8756in"/>
    </style:style>
    <style:style style:name="co3" style:family="table-column">
      <style:table-column-properties fo:break-before="auto" style:column-width="3.0118in"/>
    </style:style>
    <style:style style:name="co4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2.737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236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ESP32-GATEWAY_Rev_A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5,R37,R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4,R41,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9,R30,R34,R38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,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,C9,C12,C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3,C4,C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,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4,Q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2P</text:p>
            <text:p>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0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5230G-TR(SSOP5/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4,R46,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NH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398in" fo:margin-bottom="0.1402in" fo:margin-left="0.1429in" fo:margin-right="0.1543in" fo:background-color="transparent" style:scale-to="85%" style:writing-mode="lr-tb">
        <style:background-image/>
      </style:page-layout-properties>
      <style:header-style>
        <style:header-footer-properties fo:min-height="0.8598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3:16:20.448469073</dc:date>
    <meta:generator>LibreOffice/4.2.8.2$Linux_X86_64 LibreOffice_project/420m0$Build-2</meta:generator>
    <meta:editing-duration>PT3H37M58S</meta:editing-duration>
    <meta:editing-cycles>24</meta:editing-cycles>
    <meta:document-statistic meta:table-count="1" meta:cell-count="176" meta:object-count="0"/>
  </office:meta>
</office:document-meta>
</file>